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imes New         Roman" svg:font-family="'Times New         Roman', 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margin-left="0.3992in" fo:margin-right="0.0299in" fo:margin-top="0.1665in" fo:margin-bottom="0in" fo:orphans="2" fo:widows="2" fo:text-indent="0in" style:auto-text-indent="false"/>
      <style:text-properties fo:font-variant="normal" fo:text-transform="none" fo:color="#000000" style:font-name="Arial" fo:font-size="14pt" fo:letter-spacing="normal" fo:font-style="normal" fo:font-weight="normal"/>
    </style:style>
    <style:style style:name="P4" style:family="paragraph" style:parent-style-name="Text_20_body">
      <style:paragraph-properties fo:margin-left="0.4563in" fo:margin-right="0.0236in" fo:margin-top="0.1665in" fo:margin-bottom="0in" fo:orphans="2" fo:widows="2" fo:text-indent="0in" style:auto-text-indent="false"/>
      <style:text-properties fo:font-variant="normal" fo:text-transform="none" fo:color="#000000" style:font-name="Arial" fo:font-size="14pt" fo:letter-spacing="normal" fo:font-style="normal" fo:font-weight="normal"/>
    </style:style>
    <style:style style:name="P5" style:family="paragraph" style:parent-style-name="Text_20_body">
      <style:paragraph-properties fo:margin-left="0.3957in" fo:margin-right="0.0071in" fo:margin-top="0.1665in" fo:margin-bottom="0in" fo:orphans="2" fo:widows="2" fo:text-indent="0in" style:auto-text-indent="false" fo:break-before="page"/>
      <style:text-properties fo:font-variant="normal" fo:text-transform="none" fo:color="#000000" style:font-name="Arial" fo:font-size="14pt" fo:letter-spacing="normal" fo:font-style="normal" fo:font-weight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style:font-name="Arial" fo:font-size="9pt" fo:language="en" fo:country="GB" fo:font-style="normal" fo:font-weight="bold"/>
    </style:style>
    <style:style style:name="T4" style:family="text">
      <style:text-properties fo:font-size="9pt" fo:language="en" fo:country="GB"/>
    </style:style>
    <style:style style:name="T5" style:family="text">
      <style:text-properties fo:color="#636363"/>
    </style:style>
    <style:style style:name="T6" style:family="text">
      <style:text-properties fo:color="#636363" style:font-name="Arial" fo:font-size="9pt" fo:language="en" fo:country="GB" fo:font-style="normal" fo:font-weight="bold"/>
    </style:style>
    <style:style style:name="T7" style:family="text">
      <style:text-properties style:font-name="Times New         Roman" fo:font-size="9pt" fo:language="en" fo:country="GB"/>
    </style:style>
    <style:style style:name="T8" style:family="text">
      <style:text-properties fo:color="#2f2f2f" fo:font-size="9pt" fo:language="en" fo:country="GB"/>
    </style:style>
    <style:style style:name="T9" style:family="text">
      <style:text-properties fo:color="#1c1c1c" fo:font-size="9pt"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inciple 3: Board Orientation and Education</text:span></text:p>
      <text:p text:style-name="P2"><text:span text:style-name="T2">30.</text:span><text:span text:style-name="T1"><text:tab/>New board members should, at the expense of the fund, post appointment and election, receive <text:tab/>rigorous and comprehensive training on both the legislative and regulatory framework and <text:tab/>governance principles in order to equip them to effectively carry out their functions as board <text:tab/>members, and to enable them to minimise their of liability as well as to safeguard them against <text:tab/>bad decision-making.</text:span></text:p>
      <text:p text:style-name="P2"><text:span text:style-name="T2">31.</text:span><text:span text:style-name="T1"><text:tab/>Board members should be educated on an ongoing basis about new matters relating to funds to <text:tab/>ensure that they acquire and maintain an understanding of risk management, investment risks <text:tab/>and strategies, benefit structures, legal issues, regulatory and compliance requirements, taxation, <text:tab/>actuarial and reform issues. The cost of this information provision and training should be at the <text:tab/>expense of the fund.</text:span></text:p>
      <text:p text:style-name="P2"><text:span text:style-name="T2">32.</text:span><text:span text:style-name="T1"><text:tab/>Training and education requirements for board members should be an ongoing process, with an <text:tab/>emphasis placed on continuous and lifelong learning (this can be NQF aligned/SAQA <text:tab/>approved).</text:span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Times New         Roman" svg:font-family="'Times New         Roman', 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Fourie</meta:initial-creator>
    <meta:creation-date>2012-07-19T09:30:05</meta:creation-date>
    <dc:date>2012-07-19T09:37:22</dc:date>
    <dc:creator>Steven Fourie</dc:creator>
    <meta:editing-duration>P0D</meta:editing-duration>
    <meta:editing-cycles>1</meta:editing-cycles>
    <meta:document-statistic meta:table-count="0" meta:image-count="0" meta:object-count="0" meta:page-count="1" meta:paragraph-count="4" meta:word-count="157" meta:character-count="1045" meta:non-whitespace-character-count="882"/>
    <meta:generator>LibreOffice/3.5$Linux_X86_64 LibreOffice_project/350m1$Build-3</meta:generator>
  </office:meta>
</office:document-meta>
</file>